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d320" draw:textarea-vertical-align="middle" draw:auto-grow-height="false" fo:min-height="0.749cm" fo:min-width="0.499cm"/>
    </style:style>
    <style:style style:name="gr2" style:family="graphic" style:parent-style-name="standard">
      <style:graphic-properties draw:fill-color="#579d1c" draw:textarea-vertical-align="middle" draw:auto-grow-height="false" fo:min-height="0.749cm" fo:min-width="0.499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6.477cm" svg:height="6.477cm" svg:x="4.556cm" svg:y="7.477cm">
          <text:p/>
          <draw:enhanced-geometry draw:glue-point-type="segments" draw:type="mso-spt100" draw:modifiers="-51.121295113785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6.477cm" svg:height="6.477cm" svg:x="5.064cm" svg:y="7.223cm">
          <text:p/>
          <draw:enhanced-geometry draw:glue-point-type="segments" draw:type="mso-spt100" draw:modifiers="-0.197261685271288 -50.930385597475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2" draw:layer="layout" svg:width="2.999cm" svg:height="0.762cm" svg:x="12.43cm" svg:y="10.652cm">
          <text:p text:style-name="P1"><text:span text:style-name="T1">Завдання 1</text:span></text:p>
          <draw:enhanced-geometry svg:viewBox="0 0 21600 21600" draw:mirror-horizontal="false" draw:mirror-vertical="false" draw:type="line-callout-1" draw:modifiers="-6465.6 -3708.51900393185 -1800 15683.355176933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est Test</meta:initial-creator>
    <meta:creation-date>2019-10-29T08:56:17.29</meta:creation-date>
    <dc:date>2019-10-29T09:29:12.58</dc:date>
    <dc:creator>Test Test</dc:creator>
    <meta:editing-duration>PT1M49S</meta:editing-duration>
    <meta:editing-cycles>1</meta:editing-cycles>
    <meta:document-statistic meta:object-count="3"/>
    <meta:generator>OpenOffice/4.1.7$Win32 OpenOffice.org_project/417m1$Build-9800</meta:generator>
  </office:meta>
</office:document-meta>
</file>